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1" svg:font-family="Arial, Verdana"/>
    <style:font-face style:name="arial" svg:font-family="arial, sans-serif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fo:margin-left="0.079cm" table:align="left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fo:margin-left="0.079cm" table:align="left"/>
    </style:style>
    <style:style style:name="Таблица2.A" style:family="table-column">
      <style:table-column-properties style:column-width="3.651cm"/>
    </style:style>
    <style:style style:name="Таблица2.B" style:family="table-column">
      <style:table-column-properties style:column-width="7.682cm"/>
    </style:style>
    <style:style style:name="Таблица2.C" style:family="table-column">
      <style:table-column-properties style:column-width="5.66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2" style:family="table-row">
      <style:table-row-properties style:min-row-height="0.915cm" style:use-optimal-row-height="false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line-height="0.7cm" fo:text-indent="0.504cm" style:auto-text-indent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cm" fo:margin-right="1.053cm" fo:margin-top="0.106cm" fo:margin-bottom="0cm" fo:line-height="0.7cm" fo:text-align="end" style:justify-single-word="false" fo:text-indent="0cm" style:auto-text-indent="false"/>
    </style:style>
    <style:style style:name="P8" style:family="paragraph" style:parent-style-name="Table_20_Contents">
      <style:paragraph-properties fo:line-height="0.7cm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line-height="0.7cm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0.7cm"/>
      <style:text-properties fo:font-size="14pt" style:font-size-asian="14pt" style:font-size-complex="14pt"/>
    </style:style>
    <style:style style:name="P11" style:family="paragraph" style:parent-style-name="Table_20_Contents">
      <style:paragraph-properties fo:line-height="0.7cm"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line-height="0.7cm"/>
      <style:text-properties fo:font-size="14pt" style:font-size-asian="14pt" style:font-size-complex="14pt"/>
    </style:style>
    <style:style style:name="P13" style:family="paragraph" style:parent-style-name="Text_20_body">
      <style:paragraph-properties fo:line-height="0.7cm"/>
      <style:text-properties fo:font-size="14pt" fo:language="en" fo:country="US" fo:font-weight="bold" style:font-size-asian="14pt" style:font-weight-asian="bold" style:font-size-complex="14pt"/>
    </style:style>
    <style:style style:name="P14" style:family="paragraph" style:parent-style-name="Text_20_body">
      <style:paragraph-properties fo:line-height="0.7cm"/>
      <style:text-properties fo:font-size="14pt" fo:font-weight="bold" style:font-size-asian="14pt" style:font-weight-asian="bold" style:font-size-complex="14pt"/>
    </style:style>
    <style:style style:name="P15" style:family="paragraph" style:parent-style-name="Text_20_body">
      <style:paragraph-properties fo:line-height="0.7cm"/>
      <style:text-properties fo:font-size="14pt"/>
    </style:style>
    <style:style style:name="P16" style:family="paragraph" style:parent-style-name="Text_20_body">
      <style:paragraph-properties fo:line-height="0.7cm"/>
      <style:text-properties fo:color="#000000" fo:font-size="14pt" style:font-size-asian="14pt" style:font-size-complex="14pt"/>
    </style:style>
    <style:style style:name="P17" style:family="paragraph" style:parent-style-name="Text_20_body">
      <style:paragraph-properties fo:line-height="0.7cm"/>
    </style:style>
    <style:style style:name="P18" style:family="paragraph" style:parent-style-name="Table_20_Contents">
      <style:paragraph-properties fo:margin-top="0cm" fo:margin-bottom="0.499cm" fo:line-height="0.7cm"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 style:master-page-name="MP0">
      <style:paragraph-properties fo:margin-left="0cm" fo:margin-right="0cm" fo:line-height="0.7cm" fo:text-align="justify" style:justify-single-word="false" fo:text-indent="1.27cm" style:auto-text-indent="false" style:page-number="auto" fo:break-before="page" fo:background-color="#ffffff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0.7cm"/>
    </style:style>
    <style:style style:name="P21" style:family="paragraph" style:parent-style-name="Text_20_body">
      <style:paragraph-properties fo:line-height="0.7cm"/>
      <style:text-properties fo:font-size="14pt" fo:language="en" fo:country="US" fo:font-weight="bold" style:font-size-asian="14pt" style:font-weight-asian="bold" style:font-size-complex="14pt"/>
    </style:style>
    <style:style style:name="P22" style:family="paragraph" style:parent-style-name="Text_20_body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0.7cm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arial" fo:letter-spacing="normal" fo:font-style="normal" fo:font-weight="normal"/>
    </style:style>
    <style:style style:name="T6" style:family="text">
      <style:text-properties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text:list-style style:name="L1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–">
        <style:list-level-properties/>
        <style:text-properties style:font-name="OpenSymbol"/>
      </text:list-level-style-bullet>
      <text:list-level-style-bullet text:level="2" text:style-name="WW_5f_CharLFO3LVL2" text:bullet-char="–">
        <style:list-level-properties/>
        <style:text-properties style:font-name="OpenSymbol"/>
      </text:list-level-style-bullet>
      <text:list-level-style-bullet text:level="3" text:style-name="WW_5f_CharLFO3LVL3" text:bullet-char="–">
        <style:list-level-properties/>
        <style:text-properties style:font-name="OpenSymbol"/>
      </text:list-level-style-bullet>
      <text:list-level-style-bullet text:level="4" text:style-name="WW_5f_CharLFO3LVL4" text:bullet-char="–">
        <style:list-level-properties/>
        <style:text-properties style:font-name="OpenSymbol"/>
      </text:list-level-style-bullet>
      <text:list-level-style-bullet text:level="5" text:style-name="WW_5f_CharLFO3LVL5" text:bullet-char="–">
        <style:list-level-properties/>
        <style:text-properties style:font-name="OpenSymbol"/>
      </text:list-level-style-bullet>
      <text:list-level-style-bullet text:level="6" text:style-name="WW_5f_CharLFO3LVL6" text:bullet-char="–">
        <style:list-level-properties/>
        <style:text-properties style:font-name="OpenSymbol"/>
      </text:list-level-style-bullet>
      <text:list-level-style-bullet text:level="7" text:style-name="WW_5f_CharLFO3LVL7" text:bullet-char="–">
        <style:list-level-properties/>
        <style:text-properties style:font-name="OpenSymbol"/>
      </text:list-level-style-bullet>
      <text:list-level-style-bullet text:level="8" text:style-name="WW_5f_CharLFO3LVL8" text:bullet-char="–">
        <style:list-level-properties/>
        <style:text-properties style:font-name="OpenSymbol"/>
      </text:list-level-style-bullet>
      <text:list-level-style-bullet text:level="9" text:style-name="WW_5f_CharLFO3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ОХРАНА ТРУДА, ЭКОЛОГИЧЕСКАЯ БЕЗОПАСНОСТЬ, РЕСУРСО- И ЭНЕРГО СБЕРЕЖЕНИЕ.</text:p>
      <text:p text:style-name="P2">Обеспечение комфортных условий труда разработчиков систем электронного документооборота.</text:p>
      <text:p text:style-name="P3">Все стадии разработки данного дипомного проекта проводились на предприятии ЗАО «Итранзишен».</text:p>
      <text:p text:style-name="P1">К умственному труду (интеллектуальному труду) относится деятельность, связанная с приемом и переработкой информации, требующая напряженного функционирования процессов внимания, памяти, мышления, эмоциональной сферы. Научно-технический прогресс с каждым годом увеличивает число лиц, выполняющих преимущественно умственную работу. У многих профессий с традиционным преобладанием физического труда в настоящее время имеется стойкая тенденция к увеличению доли умственного компонента. Для большинства современных профессий характерны ускоренный темп, резкое увеличение объема информации, дефицит времени для принятия решений, возрастание социальной значимости этих решений и личной ответственности. Перечисленные факторы часто приводят к нервным перегрузкам, а как следствие — к возникновению сердечно-сосудистых и нервных заболеваний.</text:p>
      <text:p text:style-name="P5"><text:tab/>При умственном труде мозг — это не только регулирующий, но и работающий орган, поэтому влияние интеллектуальных нагрузок сказывается прежде всего на функциональном состоянии центральной нервной системы. Основное условие стабильного трудового процесса при умственной работе — это выработка и поддержание устойчивой доминанты, обесценивающей высокий уровень работоспособности.</text:p>
      <text:p text:style-name="P4">Напряженность умственной деятельности — это характеристика труда, отражающая физиологическую стоимость нагрузки при психической работе. Основной причиной повышенной напряженности и возникающих в результате этого нарушений адекватной регуляции функций являются перегрузки чувствительных, центральных и исполнительных звеньев функциональных систем, осуществляющих трудовую деятельность. Это происходит, в частности, при различении человеком близких по параметрам сигналов, попытках выделить полезный сигнал из шума, выполнении предельно точных и четких движений, необходимости принять решение с альтернативным выбором в условиях дефицита времени.</text:p>
      <text:p text:style-name="P6"><text:soft-page-break/><text:tab/>Работающий мозг потребляет значительно больше кислорода, чем другие ткани тела. Обмен веществ и энергии мозга в состоянии покоя составляет в среднем 35 калорий в минуту или всего 3% от общего обмена в организме. Возрастание интенсивности умственной работы сопровождается усилением расхода энергии (Таблица 1).</text:p>
      <text:p text:style-name="P7"><text:span text:style-name="Default_20_Paragraph_20_Font"><text:span text:style-name="T1"><text:s text:c="3"/></text:span></text:span><text:span text:style-name="Default_20_Paragraph_20_Font"><text:span text:style-name="T1"><text:tab/></text:span></text:span><text:span text:style-name="Default_20_Paragraph_20_Font"><text:span text:style-name="T1"><text:tab/> </text:span></text:span><text:span text:style-name="Default_20_Paragraph_20_Font"><text:span text:style-name="T2">Таблица 1. </text:span></text:span><text:span text:style-name="Default_20_Paragraph_20_Font"><text:span text:style-name="T1">Расход энергии при умственной работе (по М.Н.Шатерникову)</text:span>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9">Вид работы</text:p>
          </table:table-cell>
          <table:table-cell table:style-name="Таблица1.B1" office:value-type="string">
            <text:p text:style-name="P9">Повышение в %</text:p>
          </table:table-cell>
        </table:table-row>
        <table:table-row>
          <table:table-cell table:style-name="Таблица1.A2" office:value-type="string">
            <text:p text:style-name="P11">Чтение сидя</text:p>
          </table:table-cell>
          <table:table-cell table:style-name="Таблица1.B2" office:value-type="string">
            <text:p text:style-name="P11">16</text:p>
          </table:table-cell>
        </table:table-row>
        <table:table-row>
          <table:table-cell table:style-name="Таблица1.A2" office:value-type="string">
            <text:p text:style-name="P11">Чтение вслух</text:p>
          </table:table-cell>
          <table:table-cell table:style-name="Таблица1.B2" office:value-type="string">
            <text:p text:style-name="P11">48</text:p>
          </table:table-cell>
        </table:table-row>
        <table:table-row>
          <table:table-cell table:style-name="Таблица1.A2" office:value-type="string">
            <text:p text:style-name="P11">Слушание лекции</text:p>
          </table:table-cell>
          <table:table-cell table:style-name="Таблица1.B2" office:value-type="string">
            <text:p text:style-name="P11">46</text:p>
          </table:table-cell>
        </table:table-row>
        <table:table-row>
          <table:table-cell table:style-name="Таблица1.A2" office:value-type="string">
            <text:p text:style-name="P11">Практические занятия в лаборатории</text:p>
          </table:table-cell>
          <table:table-cell table:style-name="Таблица1.B2" office:value-type="string">
            <text:p text:style-name="P11">86</text:p>
          </table:table-cell>
        </table:table-row>
        <table:table-row>
          <table:table-cell table:style-name="Таблица1.A2" office:value-type="string">
            <text:p text:style-name="P11">Чтение лекции</text:p>
          </table:table-cell>
          <table:table-cell table:style-name="Таблица1.B2" office:value-type="string">
            <text:p text:style-name="P11">94</text:p>
          </table:table-cell>
        </table:table-row>
      </table:table>
      <text:p text:style-name="P6"/>
      <text:p text:style-name="P6"><text:tab/>Основными показателями напряженности трудового процесса являются:</text:p>
      <text:list xml:id="list1341378324" text:style-name="L1">
        <text:list-item>
          <text:list>
            <text:list-item>
              <text:p text:style-name="P23">интеллектуальная нагрузка</text:p>
            </text:list-item>
          </text:list>
        </text:list-item>
      </text:list>
      <text:list xml:id="list1603997157" text:style-name="L2">
        <text:list-item>
          <text:list>
            <text:list-item>
              <text:p text:style-name="P24">сенсорная нагрузка</text:p>
            </text:list-item>
            <text:list-item>
              <text:p text:style-name="P24">эмоциональная нагрузка</text:p>
            </text:list-item>
            <text:list-item>
              <text:p text:style-name="P24">монотонность</text:p>
            </text:list-item>
            <text:list-item>
              <text:p text:style-name="P24">режим работы</text:p>
            </text:list-item>
          </text:list>
        </text:list-item>
      </text:list>
      <text:p text:style-name="P6"><text:tab/>Интеллектуальные нагрузки определяются содержанием работы, исходя из сложности задач решаемых по известным простым или сложным алгоритмамам. Для творческого труда характерна поисковая работа, создание нового алгоритма, что является наиболее сложным в умственном труде.</text:p>
      <text:p text:style-name="P6"><text:tab/>Под сенсорными нагрузками понимаеются повышенные требования к функции внимания, нагрузка на органы чуств, в первую очередь на зрительный анализатор. Основной характеристикой функции внимания является длительность сосредоточеного внимания. Определение времени сосредоточенного наблюдения производится на основе хронометражных данных и учета технологических периодов, требующих положительной фиксации взгляда. Оценка зрительной нагрузки производится по продолжительности и интенсивности зрительной работы, определяемой с помощью хронометража.</text:p>
      <text:p text:style-name="P6"><text:tab/>Эмоциональные нагрузки обусловлены степенью ответственности за <text:soft-page-break/>результат производственной деятельности, материальной и социальной стоимости ошибки.</text:p>
      <text:p text:style-name="P6"><text:tab/>Монотонность трудовой деятельности оценивается по следующим показателям:</text:p>
      <text:list xml:id="list1831854819" text:style-name="L3">
        <text:list-item>
          <text:list>
            <text:list-item>
              <text:p text:style-name="P25">число приемов, необходимых для реализации простого задания. Чем меньше число приемов, тем выше напряженность труда.</text:p>
            </text:list-item>
            <text:list-item>
              <text:p text:style-name="P25">Продолжительность выполнения простых производственных заданий или повторяющихся операций. Чем короче время операции, тем выше монотонность нагрузок.</text:p>
            </text:list-item>
            <text:list-item>
              <text:p text:style-name="P25">Время активных действий характеризует продолжительность наблюдений за ходом технологического процесса не относящегося к активным действиям. Чем <text:s/>меньше время активных действий и больше время наблюдения за ходом, тем выше монотонность нагрузок.</text:p>
            </text:list-item>
            <text:list-item>
              <text:p text:style-name="P25">Монотонность производственной обстановки — чем больше время пассивного наблюдейния за ходом процесса, тем более монотонной является работа.</text:p>
            </text:list-item>
          </text:list>
        </text:list-item>
      </text:list>
      <text:p text:style-name="P6"><text:tab/>Показатели режима работы описаны в <text:span text:style-name="T8">СНБ 2.04-05-98.</text:span> Не зависимо от числа смен и ритма работы, продолжительность рабочего дня колеблется от 8ч до 12ч. Чем продолжительнее работа по времени, тем больше суммарная нагрузка за смену, и выше напряженность труда. Сменность работы определяется на основании нормативных документов предприятия, регламентирующего распорядок труда. Наличие реграментированных перерывов и их продолжительность способствует улучшению функциональному состоянию организма работника и обеспечивает более высокую производительность труда. Недостаточная продолжительность или отсутствие перерывов усугубляют напряженность труда, проскольку отсутствует элемент кратковременной защиты временем от воздействия факторов трудового процесса и производственной среды.</text:p>
      <text:p text:style-name="P6"><text:tab/>Для оценки напряженности труда используются перечисленные выше параметры. Каждый параметр может относиться к одному из пяти классов: 1, 2, 3, 3.1, 3.2 либо отсутствовать при оценке напряженности определенной деятельности.</text:p>
      <text:p text:style-name="P6"><text:tab/>Выделим функции, которые выполняет разработчик систем электронного документооборота:</text:p>
      <text:list xml:id="list917155168" text:style-name="L4">
        <text:list-item>
          <text:list>
            <text:list-item>
              <text:p text:style-name="P26">Проектирование системы, создание объектной модели</text:p>
            </text:list-item>
            <text:list-item>
              <text:p text:style-name="P26">Разработка алгоритмов, создание проектной документации</text:p>
            </text:list-item>
            <text:list-item>
              <text:p text:style-name="P26">Реализация системы</text:p>
            </text:list-item>
            <text:list-item>
              <text:p text:style-name="P26"><text:soft-page-break/>Тестирование и отладка системы</text:p>
            </text:list-item>
            <text:list-item>
              <text:p text:style-name="P26">Создание документации для разработчиков и для пользователя</text:p>
            </text:list-item>
          </text:list>
        </text:list-item>
      </text:list>
      <text:p text:style-name="P6"><text:tab/>Каждая <text:s/>функция связана с работой с ПЭВМ и является умственным трудом. Работа разработчика систем электронного документооборота характеризуется значительным умственным напряжением, нервно-эмоциональной нагрузкой, высокой напряженностью зрительной работы и нагрузкой на мышцы рук при работе с клавиатурой ПЭВМ.</text:p>
      <text:p text:style-name="P6"><text:tab/>Большое значение имеет организация рабочего места, которая должна учитвать требования безопасности, удобство положения, движений и действий работника. Рабочий стол должен иметь достаточный размер для рационального размещения монитора, клавиатуры.</text:p>
      <text:p text:style-name="P6"><text:tab/>Клавиатура требуется расположить на поверхности стола таким образом, что пространство перед клавиатуорой было достаточным для опоры рук ( расстояние не менее чем 300мм от края ).</text:p>
      <text:p text:style-name="P6"><text:s text:c="2"/><text:tab/>Для обеспечения удобства зрительного наблюдения, быстрое и точное считывание информации, плоскость экрана мониотра располагается ниже уровня глаз работника, предпочитительно перпендекулярно к нормальной линии взгляда работника ( нормальная линия взгляда — 15 град. вниз от горизонтали).</text:p>
      <text:p text:style-name="P6"><text:tab/>Правильно спроектированное и выполненное производственное освещение улучшает условия зрительной работы, снижает утомляемость, способствует повышению производительности труда, благотворно влияет на производственную среду, оказывая положительное психологическое воздействие на работающего, повышает безопасность труда и снижает травматизм. Недостаточность освещения приводит к напряжению зрения, ослабляет внимание, приводит к наступлению преждевременной утомленности. Чрезмерно яркое освещение вызывает ослепление, раздражение и резь в глазах. Неправильное направление света на рабочем месте может создавать резкие тени, блики, дезориентировать работающего. Все эти причины могут привести к несчастному случаю или профзаболеваниям, поэтому столь важен правильный расчет освещенности.</text:p>
      <text:p text:style-name="P12"><text:tab/>Существует три вида освещения - естественное, искусственное и совмещенное (естественное и искусственное вместе) . Согласно СНиП II-4-79 в помещений вычислительных центров необходимо применить систему комбинированного освещения.</text:p>
      <text:p text:style-name="P12"><text:tab/>Требования к освещенности в помещениях, где установлены компьютеры, <text:soft-page-break/>следующие: при выполнении зрительныхработ высокой точности общая освещенность должна составлять 300лк, а комбинированная - 750лк; аналогичные требования при выполнении работ средней точности - 200 и 300лк соответственно.</text:p>
      <text:p text:style-name="P12"><text:tab/>Кроме того все поле зрения должно быть освещено достаточно равномерно – это основное гигиеническое требование. Иными словами, степень освещения помещения и яркость экрана компьютера должны быть примерно одинаковыми, т.к. яркий свет в районе периферийного зрения значительно увеличивает напряженность глаз и, как следствие, приводит к их быстрой утомляемости.</text:p>
      <text:p text:style-name="P15"><text:span text:style-name="T6"><text:tab/>Для обеспечения нужного освещения в ЗАО «Итранзишен» используется комбинированное освещение. Компьютерные столы располагаются рядом с окнами, что позволяет использовать естесственное освещение днем. </text:span><text:span text:style-name="T4">Естественное освещение является наиболее благоприятным для человека с физиологической точки зрения. В качестве источников искуственного освещения используются лампы дневного света, расположенные на потолке, освещенность помещения составляет 300лк, что является нормальным для работы с ПЭВМ. <text:s/>Лампы дневного света располагаются на потолке таким образом, что блики на поверхности экрана монитора практически исключены.</text:span></text:p>
      <text:p text:style-name="P16"><text:tab/>Параметры микроклимата могут меняться в широких пределах, в то время как необходимым условием жизнедеятельности человека является поддержание постоянства температуры тела благодаря терморегуляции, т.е. способности организма регулировать отдачу тепла в окружающую среду. Принцип нормирования микроклимата – создание оптимальных условий для теплообмена тела человека с окружающей средой.</text:p>
      <text:p text:style-name="P12"><text:tab/>Вычислительная техника является источником существенных тепловыделений, что может привести к повышению температуры и снижению относительной влажности в помещении. В помещениях, где установлены компьютеры, должны соблюдаться определенные параметры микроклимата. В санитарных нормах <text:s/>[3] <text:s/>установлены величины параметров микроклимата, создающие комфортные условия. Эти нормы устанавливаются в зависимости от времени года, характера трудового процесса и характера производственного помещения (Таблица 2).</text:p>
      <text:p text:style-name="P17"><text:span text:style-name="Default_20_Paragraph_20_Font"><text:span text:style-name="T1"/></text:span></text:p>
      <text:p text:style-name="P17"><text:soft-page-break/><text:span text:style-name="Default_20_Paragraph_20_Font"><text:span text:style-name="T1"><text:tab/></text:span></text:span><text:span text:style-name="Default_20_Paragraph_20_Font"><text:span text:style-name="T2">Таблица 2.</text:span></text:span><text:span text:style-name="Default_20_Paragraph_20_Font"><text:span text:style-name="T1"> - Параметры микроклимата для помещений, где установлены компьютеры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Период</text:p>
          </table:table-cell>
          <table:table-cell table:style-name="Таблица2.A1" office:value-type="string">
            <text:p text:style-name="P8">Параметры микроклимата</text:p>
          </table:table-cell>
          <table:table-cell table:style-name="Таблица2.C1" office:value-type="string">
            <text:p text:style-name="P8">Величина</text:p>
          </table:table-cell>
        </table:table-row>
        <table:table-row table:style-name="Таблица2.2">
          <table:table-cell table:style-name="Таблица2.A2" office:value-type="string">
            <text:p text:style-name="P10">Холодный</text:p>
          </table:table-cell>
          <table:table-cell table:style-name="Таблица2.A2" office:value-type="string">
            <text:p text:style-name="P10">Температура воздуха в помещении</text:p>
          </table:table-cell>
          <table:table-cell table:style-name="Таблица2.C2" office:value-type="string">
            <text:p text:style-name="P18">22…24°С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Относительная влажность</text:p>
          </table:table-cell>
          <table:table-cell table:style-name="Таблица2.C2" office:value-type="string">
            <text:p text:style-name="P18">40…60%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Скорость движения воздуха</text:p>
          </table:table-cell>
          <table:table-cell table:style-name="Таблица2.C2" office:value-type="string">
            <text:p text:style-name="P18">до 0,1м/с</text:p>
          </table:table-cell>
        </table:table-row>
        <table:table-row>
          <table:table-cell table:style-name="Таблица2.A2" office:value-type="string">
            <text:p text:style-name="P10">Теплый</text:p>
          </table:table-cell>
          <table:table-cell table:style-name="Таблица2.A2" office:value-type="string">
            <text:p text:style-name="P10">Температура воздуха в помещении</text:p>
          </table:table-cell>
          <table:table-cell table:style-name="Таблица2.C2" office:value-type="string">
            <text:p text:style-name="P18">23…25°С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Относительная влажность</text:p>
          </table:table-cell>
          <table:table-cell table:style-name="Таблица2.C2" office:value-type="string">
            <text:p text:style-name="P18">40…60%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Скорость движения воздуха</text:p>
          </table:table-cell>
          <table:table-cell table:style-name="Таблица2.C2" office:value-type="string">
            <text:p text:style-name="P18">0,1…0,2м/с</text:p>
          </table:table-cell>
        </table:table-row>
      </table:table>
      <text:p text:style-name="P12"/>
      <text:p text:style-name="P12"><text:tab/>Для обеспечения требуемых параметров микроклимата в ЗАО «Итранзишен» в холодный период используеются обогреватели, для поддержания требуемой температуры при достаточно низких температурах. В теплый период используются кондиционеры, которые могут поддерживать требуемую температуру в помещении.</text:p>
      <text:p text:style-name="P12"><text:tab/>Максимальный уровень рентгеновского излучения на рабочем месте оператора компьютера обычно не превышает 10 мкбэр/ч, а интенсивность ультрофиолетового и инфракрасного излучений от экрана монитора лежит в пределах 10-100 мВт/м2</text:p>
      <text:p text:style-name="P17"><text:span text:style-name="Default_20_Paragraph_20_Font"><text:span text:style-name="T1"><text:tab/>Для снижения данных видов излучения в ЗАО «Итранзишен» на рабочих местах установлены ЖКИ мониторы с матрицей 17 диагоналей, преимущество ЖКИ мониторов перед ЭЛТ в том, что радиационное излучение, испускаемое ЖКИ мониторами на порядок меньше, чем в случе с ЭЛТ.</text:span></text:span></text:p>
      <text:p text:style-name="P6"><text:tab/>В процессе работы необходимо соблюдать правильный режим труда и отдыха. В противном случае у работников отмечаются значительное напряжение зрительного аппарата, с появлением жалоб на головные боли, раздражительность, нарушение сна, усталость и болезненные ощущения в глазах, в пояснице, в области шеи и руках. Работу за экраном монитора следует <text:soft-page-break/>периодически прерывать на регламентированные перерывы, которые устанавливаются для обеспечения работоспособности и сохранения здоровья. <text:tab/></text:p>
      <text:p text:style-name="P6"><text:tab/>ЗАО «Итранзишен» оплачивает своим сотрудникам походы в спортивные залы и бассейны. Регулярно устраиваются соревнования по ранообразным видам спорта среди сотрудников, что помогает сохранить сотрудникам здоровье и работоспособность. </text:p>
      <text:p text:style-name="P6"><text:tab/><text:span text:style-name="T7">Вывод:</text:span> Уделение особого внимания условиям труда работника, а также внедрение методов, снижающих утомляемость работников, повышают работоспособность, снижают риски для здоровья, которые достаточно велики при умственном труде и работе с ПЭВМ.</text:p>
      <text:p text:style-name="P6"><text:tab/>ЗАО «Итранзишен» предоставляет условия труда, удовлетворяющие стандартам, что повышает работоспособнсть работников, за счет снижения рисков для здоровья.</text:p>
      <text:p text:style-name="P6"><text:span text:style-name="Default_20_Paragraph_20_Font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pan text:style-name="Default_20_Paragraph_20_Font"><text:span text:style-name="T3">[1]</text:span></text:span><text:span text:style-name="Default_20_Paragraph_20_Font"><text:span text:style-name="T3"> В. А. Дубовцев. </text:span></text:span><text:span text:style-name="Default_20_Paragraph_20_Font"><text:span text:style-name="T2">Безопасность жизнедеятельности. / В. А. Дубовцев. -- Учеб. пособие для дипломников. -- Киров: КирПИ, 1992.</text:span></text:span></text:p>
      <text:p text:style-name="P14">[2] Инструкция 2.2.7.11-11-200-2003 <text:s/>«Гигиеническая оценка характера трудовой деятельности по показателям тяжести и напряженности труда»: ориг. текст. - Минск: Юрист, 2004.</text:p>
      <text:p text:style-name="P14"><text:s/>[3] СанПиН 9-80-РБ-98 <text:s/>«Гигиенические требования к микроклимату производственных помещений»: ориг. текст. - Минск: Юрист, 2000.</text:p>
      <text:p text:style-name="P14">[4] СанПин 9-131-РБ-2000 «Гигиенические требования к видеодисплейным терминалам, электронно-вычислительным машинам и организации работы»: ориг. текст. - Минск: Юрист, 2001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1" svg:font-family="Arial, Verdana"/>
    <style:font-face style:name="arial" svg:font-family="arial, sans-serif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hyphenation-ladder-count="no-limit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creation-date>2010-05-02T17:32:00Z</meta:creation-date>
    <dc:date>2010-05-27T01:55:59</dc:date>
    <meta:editing-cycles>300</meta:editing-cycles>
    <meta:editing-duration>PT35H08M49S</meta:editing-duration>
    <meta:document-statistic meta:table-count="2" meta:image-count="0" meta:object-count="0" meta:page-count="8" meta:paragraph-count="82" meta:word-count="1518" meta:character-count="12750"/>
    <meta:template xlink:type="simple" xlink:actuate="onRequest" xlink:title="" xlink:href="Normal"/>
  </office:meta>
</office:document-meta>
</file>